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7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was 73900328ns or 0.073900328s</text:p>
          </table:table-cell>
          <table:table-cell office:value-type="float" office:value="73900328" calcext:value-type="float">
            <text:p>73900328</text:p>
          </table:table-cell>
          <table:table-cell office:value-type="float" office:value="0.073900328" calcext:value-type="float">
            <text:p>0.073900328</text:p>
          </table:table-cell>
        </table:table-row>
        <table:table-row table:style-name="ro1">
          <table:table-cell office:value-type="string" calcext:value-type="string">
            <text:p>Time elapsed was 70133782ns or 0.070133782s</text:p>
          </table:table-cell>
          <table:table-cell office:value-type="float" office:value="70133782" calcext:value-type="float">
            <text:p>70133782</text:p>
          </table:table-cell>
          <table:table-cell office:value-type="float" office:value="0.070133782" calcext:value-type="float">
            <text:p>0.070133782</text:p>
          </table:table-cell>
        </table:table-row>
        <table:table-row table:style-name="ro1">
          <table:table-cell office:value-type="string" calcext:value-type="string">
            <text:p>Time elapsed was 70877316ns or 0.070877316s</text:p>
          </table:table-cell>
          <table:table-cell office:value-type="float" office:value="70877316" calcext:value-type="float">
            <text:p>70877316</text:p>
          </table:table-cell>
          <table:table-cell office:value-type="float" office:value="0.070877316" calcext:value-type="float">
            <text:p>0.070877316</text:p>
          </table:table-cell>
        </table:table-row>
        <table:table-row table:style-name="ro1">
          <table:table-cell office:value-type="string" calcext:value-type="string">
            <text:p>Time elapsed was 70783939ns or 0.070783939s</text:p>
          </table:table-cell>
          <table:table-cell office:value-type="float" office:value="70783939" calcext:value-type="float">
            <text:p>70783939</text:p>
          </table:table-cell>
          <table:table-cell office:value-type="float" office:value="0.070783939" calcext:value-type="float">
            <text:p>0.070783939</text:p>
          </table:table-cell>
        </table:table-row>
        <table:table-row table:style-name="ro1">
          <table:table-cell office:value-type="string" calcext:value-type="string">
            <text:p>Time elapsed was 70449008ns or 0.070449008s</text:p>
          </table:table-cell>
          <table:table-cell office:value-type="float" office:value="70449008" calcext:value-type="float">
            <text:p>70449008</text:p>
          </table:table-cell>
          <table:table-cell office:value-type="float" office:value="0.070449008" calcext:value-type="float">
            <text:p>0.070449008</text:p>
          </table:table-cell>
        </table:table-row>
        <table:table-row table:style-name="ro1">
          <table:table-cell office:value-type="string" calcext:value-type="string">
            <text:p>Time elapsed was 72008084ns or 0.072008084s</text:p>
          </table:table-cell>
          <table:table-cell office:value-type="float" office:value="72008084" calcext:value-type="float">
            <text:p>72008084</text:p>
          </table:table-cell>
          <table:table-cell office:value-type="float" office:value="0.072008084" calcext:value-type="float">
            <text:p>0.072008084</text:p>
          </table:table-cell>
        </table:table-row>
        <table:table-row table:style-name="ro1">
          <table:table-cell office:value-type="string" calcext:value-type="string">
            <text:p>Time elapsed was 70444158ns or 0.070444158s</text:p>
          </table:table-cell>
          <table:table-cell office:value-type="float" office:value="70444158" calcext:value-type="float">
            <text:p>70444158</text:p>
          </table:table-cell>
          <table:table-cell office:value-type="float" office:value="0.070444158" calcext:value-type="float">
            <text:p>0.070444158</text:p>
          </table:table-cell>
        </table:table-row>
        <table:table-row table:style-name="ro1">
          <table:table-cell office:value-type="string" calcext:value-type="string">
            <text:p>Time elapsed was 72987340ns or 0.072987340s</text:p>
          </table:table-cell>
          <table:table-cell office:value-type="float" office:value="72987340" calcext:value-type="float">
            <text:p>72987340</text:p>
          </table:table-cell>
          <table:table-cell office:value-type="float" office:value="0.07298734" calcext:value-type="float">
            <text:p>0.07298734</text:p>
          </table:table-cell>
        </table:table-row>
        <table:table-row table:style-name="ro1">
          <table:table-cell office:value-type="string" calcext:value-type="string">
            <text:p>Time elapsed was 71901540ns or 0.071901540s</text:p>
          </table:table-cell>
          <table:table-cell office:value-type="float" office:value="71901540" calcext:value-type="float">
            <text:p>71901540</text:p>
          </table:table-cell>
          <table:table-cell office:value-type="float" office:value="0.07190154" calcext:value-type="float">
            <text:p>0.07190154</text:p>
          </table:table-cell>
        </table:table-row>
        <table:table-row table:style-name="ro1">
          <table:table-cell office:value-type="string" calcext:value-type="string">
            <text:p>Time elapsed was 73832279ns or 0.073832279s</text:p>
          </table:table-cell>
          <table:table-cell office:value-type="float" office:value="73832279" calcext:value-type="float">
            <text:p>73832279</text:p>
          </table:table-cell>
          <table:table-cell office:value-type="float" office:value="0.073832279" calcext:value-type="float">
            <text:p>0.073832279</text:p>
          </table:table-cell>
        </table:table-row>
        <table:table-row table:style-name="ro1">
          <table:table-cell table:style-name="ce1" office:value-type="string" calcext:value-type="string">
            <text:p>Average </text:p>
          </table:table-cell>
          <table:table-cell table:formula="of:=AVERAGE([.B1:.B10])" office:value-type="float" office:value="71731777.4" calcext:value-type="float">
            <text:p>71731777.4</text:p>
          </table:table-cell>
          <table:table-cell table:formula="of:=AVERAGE([.C1:.C10])" office:value-type="float" office:value="0.0717317774" calcext:value-type="float">
            <text:p>0.0717317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12:09.308494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2:48:35.764694807</meta:creation-date>
    <dc:date>2019-12-13T13:17:23.807808222</dc:date>
    <meta:editing-duration>PT5M38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